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5019" officeooo:paragraph-rsid="00175019"/>
    </style:style>
    <style:style style:name="P2" style:family="paragraph" style:parent-style-name="Standard">
      <style:text-properties officeooo:rsid="0019436f" officeooo:paragraph-rsid="0019436f"/>
    </style:style>
    <style:style style:name="P3" style:family="paragraph" style:parent-style-name="Standard">
      <style:text-properties officeooo:rsid="0019436f" officeooo:paragraph-rsid="0019f6c9"/>
    </style:style>
    <style:style style:name="P4" style:family="paragraph" style:parent-style-name="Standard">
      <style:text-properties officeooo:rsid="0019f6c9" officeooo:paragraph-rsid="0019f6c9"/>
    </style:style>
    <style:style style:name="T1" style:family="text">
      <style:text-properties officeooo:rsid="0019436f"/>
    </style:style>
    <style:style style:name="T2" style:family="text">
      <style:text-properties officeooo:rsid="0019f6c9"/>
    </style:style>
    <style:style style:name="T3" style:family="text">
      <style:text-properties officeooo:rsid="001a55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hony – Demon – Destructeur – Saboteur – <text:span text:style-name="T2">Raziel Bonnefoi</text:span></text:p>
      <text:p text:style-name="P1"/>
      <text:p text:style-name="P1">Historique</text:p>
      <text:p text:style-name="P1"/>
      <text:p text:style-name="P1">L’ange faisait les taches basiques. Il rencontre un deviant et la discussion entre lui et cette personne provoque l’évolution de la pensée, et le fait tombé dans la déviance. Sa première grande perte de contrôle fut (sur terre) en public, à New York, pas encore conscient d’être recherche sur terre, très stressé, il emmagasine les péchés des croyants. <text:span text:style-name="T1">Un église est détruite dans l’affaire, avec la perte de vie humaine et de blessés parmi les fidèles.</text:span></text:p>
      <text:p text:style-name="P1"/>
      <text:p text:style-name="P4">Couverture +5 / Glitch</text:p>
      <text:p text:style-name="P1"/>
      <text:p text:style-name="P3">Rechercher par les autorités fédérales pour terrorisme. Il change de paroisse régulièrement sur la zone des états-unis, approximativement tous les 5-6 ans. Contact à Archeveché, Changelin Fae Seelie.</text:p>
      <text:p text:style-name="P3"/>
      <text:p text:style-name="P3"><text:s/></text:p>
      <text:p text:style-name="P2"/>
      <text:p text:style-name="P1">Présent</text:p>
      <text:p text:style-name="P1"/>
      <text:p text:style-name="P1">Prêtre, catholique, San <text:span text:style-name="T1">F</text:span>ransi<text:span text:style-name="T1">s</text:span>co, <text:span text:style-name="T2">très casanier, lis beaucoup pour s’adapter aux humains, mais n’expérimente pas. </text:span><text:span text:style-name="T3">Mental/Physique/Social – Mental/Social/Physique.</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8T20:59:59.544190276</meta:creation-date>
    <dc:date>2022-12-08T21:36:01.876836237</dc:date>
    <meta:editing-duration>PT5M32S</meta:editing-duration>
    <meta:editing-cycles>1</meta:editing-cycles>
    <meta:document-statistic meta:table-count="0" meta:image-count="0" meta:object-count="0" meta:page-count="1" meta:paragraph-count="8" meta:word-count="133" meta:character-count="913" meta:non-whitespace-character-count="781"/>
    <meta:generator>LibreOffice/7.0.4.2$Linux_X86_64 LibreOffice_project/00$Build-2</meta:generator>
  </office:meta>
</office:document-meta>
</file>